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ospace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ab8" officeooo:paragraph-rsid="00153ab8"/>
    </style:style>
    <style:style style:name="P2" style:family="paragraph" style:parent-style-name="Standard">
      <style:text-properties officeooo:paragraph-rsid="00153ab8"/>
    </style:style>
    <style:style style:name="P3" style:family="paragraph" style:parent-style-name="Standard">
      <style:text-properties officeooo:rsid="001cc604" officeooo:paragraph-rsid="001eb537"/>
    </style:style>
    <style:style style:name="P4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153ab8" officeooo:paragraph-rsid="00153ab8"/>
    </style:style>
    <style:style style:name="P5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174cbf" officeooo:paragraph-rsid="00174cbf"/>
    </style:style>
    <style:style style:name="P6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paragraph-rsid="00153ab8"/>
    </style:style>
    <style:style style:name="P7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1eb537" officeooo:paragraph-rsid="001eb537"/>
    </style:style>
    <style:style style:name="P8" style:family="paragraph" style:parent-style-name="Standard">
      <style:text-properties officeooo:rsid="00168704" officeooo:paragraph-rsid="00153ab8"/>
    </style:style>
    <style:style style:name="T1" style:family="text">
      <style:text-properties officeooo:rsid="00153ab8"/>
    </style:style>
    <style:style style:name="T2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3" style:family="text">
      <style:text-properties fo:font-variant="normal" fo:text-transform="none" fo:color="#000000" style:font-name="monospace" fo:font-size="10.5pt" fo:letter-spacing="normal" fo:font-style="normal" fo:font-weight="normal" officeooo:rsid="00153ab8"/>
    </style:style>
    <style:style style:name="T4" style:family="text">
      <style:text-properties fo:font-variant="normal" fo:text-transform="none" fo:color="#000000" style:font-name="monospace" fo:font-size="10.5pt" fo:letter-spacing="normal" fo:font-style="normal" fo:font-weight="normal" officeooo:rsid="001eb537"/>
    </style:style>
    <style:style style:name="T5" style:family="text">
      <style:text-properties fo:font-variant="normal" fo:text-transform="none" fo:color="#273239" style:font-name="Consolas" fo:font-size="12pt" fo:letter-spacing="normal" fo:font-style="normal" fo:font-weight="normal"/>
    </style:style>
    <style:style style:name="T6" style:family="text">
      <style:text-properties fo:font-variant="normal" fo:text-transform="none" fo:color="#273239" style:font-name="Consolas" fo:font-size="12pt" fo:letter-spacing="normal" fo:font-style="normal" fo:font-weight="normal" officeooo:rsid="00153ab8"/>
    </style:style>
    <style:style style:name="T7" style:family="text">
      <style:text-properties fo:font-variant="normal" fo:text-transform="none" fo:color="#273239" style:font-name="Consolas" fo:font-size="12pt" fo:letter-spacing="normal" fo:font-style="normal" fo:font-weight="normal" officeooo:rsid="00153ab8" loext:padding="0cm" loext:border="none"/>
    </style:style>
    <style:style style:name="T8" style:family="text">
      <style:text-properties officeooo:rsid="001efcba"/>
    </style:style>
    <style:style style:name="T9" style:family="text">
      <style:text-properties officeooo:rsid="00202a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Analysis for <text:span text:style-name="T8">TOP SCORES </text:span>Leaderboards Data</text:p>
      <text:p text:style-name="P1"/>
      <text:p text:style-name="P1"/>
      <text:p text:style-name="P1">1. For the year ranging from 2010 to 2013 ,only Management Studio(1 person) has high score, rest all studios have 0 as a score.</text:p>
      <text:p text:style-name="P1"/>
      <text:p text:style-name="P2"><text:span text:style-name="T1">2.The spread of top scores is </text:span><text:span text:style-name="T2">2490. </text:span><text:span text:style-name="T3">Max being 2495 &amp; Lowest being 5</text:span></text:p>
      <text:p text:style-name="P4"/>
      <text:p text:style-name="P2"><text:span text:style-name="T3">3.</text:span><text:span text:style-name="Strong_20_Emphasis"><text:span text:style-name="T7">skewness = 7 :</text:span></text:span><text:span text:style-name="T6">more weight in the left tail of the distribution.</text:span></text:p>
      <text:p text:style-name="P8"><text:span text:style-name="T5"/></text:p>
      <text:p text:style-name="P4"/>
      <text:p text:style-name="P5"><text:span text:style-name="T9">4</text:span>. 'Engineering Operations' studio ha<text:span text:style-name="T9">s 0 score in year 2017(hence no data).</text:span></text:p>
      <text:p text:style-name="P6"/>
      <text:p text:style-name="P1"/>
      <text:p text:style-name="P3"><text:span text:style-name="T9">5</text:span>. <text:span text:style-name="T2">'Admin &amp; IT', 'Finance and Compliance', 'Talent Acquisition','People &amp; Culture' </text:span><text:span text:style-name="T4">(THESE studios have all the scores 0 from 2010 till 2022(Q1)</text:span></text:p>
      <text:p text:style-name="P7"/>
      <text:p text:style-name="P7"><text:span text:style-name="T9">6</text:span>. Intern STUDIO has only data of year 2022(Q1),, [either department didnt exist before that or all scores are 0]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ospace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5T10:33:02.353146615</meta:creation-date>
    <dc:date>2022-05-05T19:36:23.546639103</dc:date>
    <meta:editing-duration>PT12M4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7" meta:word-count="111" meta:character-count="636" meta:non-whitespace-character-count="532"/>
  </office:meta>
</office:document-meta>
</file>